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background-color="transparent"/>
    </style:style>
    <style:style style:name="P4" style:family="paragraph" style:parent-style-name="Standard">
      <style:text-properties fo:background-color="#ffff00"/>
    </style:style>
    <style:style style:name="P5" style:family="paragraph" style:parent-style-name="Heading_20_3">
      <style:paragraph-properties fo:line-height="150%"/>
    </style:style>
    <style:style style:name="P6" style:family="paragraph" style:parent-style-name="Standard" style:list-style-name="L2"/>
    <style:style style:name="P7" style:family="paragraph" style:parent-style-name="Standard">
      <style:paragraph-properties fo:text-align="center" style:justify-single-word="false"/>
      <style:text-properties fo:font-size="10pt" fo:background-color="transparent" style:font-size-asian="10pt" style:font-size-complex="10pt"/>
    </style:style>
    <style:style style:name="P8" style:family="paragraph" style:parent-style-name="Standard">
      <style:paragraph-properties fo:line-height="150%" fo:text-align="center" style:justify-single-word="false"/>
      <style:text-properties fo:font-size="10pt" style:font-size-asian="10pt" style:font-size-complex="10pt"/>
    </style:style>
    <style:style style:name="P9" style:family="paragraph" style:parent-style-name="Standard">
      <style:text-properties fo:background-color="transparent"/>
    </style:style>
    <style:style style:name="P10" style:family="paragraph" style:parent-style-name="Standard">
      <style:paragraph-properties fo:line-height="150%"/>
    </style:style>
    <style:style style:name="P11" style:family="paragraph" style:parent-style-name="Standard" style:list-style-name="L1">
      <style:paragraph-properties fo:margin-top="0in" fo:margin-bottom="0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style-asian="normal" style:font-style-complex="normal"/>
    </style:style>
    <style:style style:name="T4" style:family="text">
      <style:text-properties fo:background-color="#ffff00"/>
    </style:style>
    <style:style style:name="T5"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 </text:h>
      <text:p text:style-name="P2">Discuss some aspects of how spatial data analysis is different from non-spatial data analysis. <text:s/>Please briefly cover the main types of (quantitative) spatial data analysis. <text:s/>Also mention why spatial autocorrelation is important in analyzing geographic data.</text:p>
      <text:p text:style-name="Standard"/>
      <text:list xml:id="list1525876050" text:style-name="L1">
        <text:list-item>
          <text:p text:style-name="P11">Dimensionality X,Y,Z,M,T</text:p>
        </text:list-item>
        <text:list-item>
          <text:p text:style-name="P11">Differences (Spatial Data Quality book?)</text:p>
          <text:list>
            <text:list-item>
              <text:p text:style-name="P11">Location Matters? is the same location or is known to have no influence on results</text:p>
            </text:list-item>
            <text:list-item>
              <text:p text:style-name="P11">non-spatial is the same as attribute data of a spatial data set</text:p>
            </text:list-item>
            <text:list-item>
              <text:p text:style-name="P11">measures of independence/relatedness of sampling design* see spatial autocorrelation</text:p>
            </text:list-item>
            <text:list-item>
              <text:p text:style-name="P11">Spatial Relationships/Operators</text:p>
            </text:list-item>
            <text:list-item>
              <text:p text:style-name="P11">Added dimensionality </text:p>
            </text:list-item>
          </text:list>
        </text:list-item>
        <text:list-item>
          <text:p text:style-name="P11">Description of Types: (GIS books)</text:p>
          <text:list>
            <text:list-item>
              <text:p text:style-name="P11">Vector</text:p>
              <text:list>
                <text:list-item>
                  <text:p text:style-name="P11">Point Pattern (GPS Telemetry, Species sitings, random point sampling of discrete phenomenon)</text:p>
                </text:list-item>
                <text:list-item>
                  <text:p text:style-name="P11">Lattice</text:p>
                </text:list-item>
                <text:list-item>
                  <text:p text:style-name="P11">Geostatistics</text:p>
                </text:list-item>
                <text:list-item>
                  <text:p text:style-name="P11">Lidar (Point Cloud)</text:p>
                </text:list-item>
                <text:list-item>
                  <text:p text:style-name="P11">Network &amp; Line (Linear Referencing)</text:p>
                </text:list-item>
              </text:list>
            </text:list-item>
            <text:list-item>
              <text:p text:style-name="P11">Raster</text:p>
              <text:list>
                <text:list-item>
                  <text:p text:style-name="P11">Algebra</text:p>
                </text:list-item>
                <text:list-item>
                  <text:p text:style-name="P11">Image classification</text:p>
                </text:list-item>
              </text:list>
            </text:list-item>
            <text:list-item>
              <text:p text:style-name="P11">Any of them can be more complicated by adding an additional time dimension (Goodchild?)</text:p>
            </text:list-item>
          </text:list>
        </text:list-item>
        <text:list-item>
          <text:p text:style-name="P11">Spatial Autocorrelation</text:p>
          <text:list>
            <text:list-item>
              <text:p text:style-name="P11">Tobler </text:p>
            </text:list-item>
            <text:list-item>
              <text:p text:style-name="P11">How much influence do nearby values have on the sample at your current point. At what distance does the influence or relatedness(non-randomness) become negligible.</text:p>
            </text:list-item>
            <text:list-item>
              <text:p text:style-name="P11">It's fine to have spatial autocorrelation, the important part is to know you have it and to account for it when planning sampling and when implementing statistical tests. (Bivand?)</text:p>
            </text:list-item>
          </text:list>
        </text:list-item>
      </text:list>
      <text:p text:style-name="Standard"/>
      <text:p text:style-name="Standard"><text:tab/>One particularly important special feature of spatial data</text:p>
      <text:p text:style-name="Standard"><text:tab/>An important consideration in the analysis of spatial </text:p>
      <text:p text:style-name="Standard"/>
      <text:list xml:id="list188959843" text:style-name="L2">
        <text:list-item>
          <text:p text:style-name="P6">Define, </text:p>
          <text:list>
            <text:list-item>
              <text:p text:style-name="P6">what is data</text:p>
            </text:list-item>
            <text:list-item>
              <text:p text:style-name="P6">what is spatial data (Morrison ch1 Elements of Spatial Data Quality)</text:p>
            </text:list-item>
          </text:list>
        </text:list-item>
        <text:list-item>
          <text:p text:style-name="P6">Differences between data and spatial data</text:p>
        </text:list-item>
        <text:list-item>
          <text:p text:style-name="P6">Magic of Spatial Data</text:p>
          <text:list>
            <text:list-item>
              <text:p text:style-name="P6">Types of Spatial Data &amp; Analysis</text:p>
            </text:list-item>
            <text:list-item>
              <text:p text:style-name="P6">Spatial Relationships and Spatial Autocorrelation</text:p>
              <text:list>
                <text:list-item>
                  <text:p text:style-name="P6">Relationships – Geometric</text:p>
                </text:list-item>
                <text:list-item>
                  <text:p text:style-name="P6">Autocorrelation</text:p>
                </text:list-item>
              </text:list>
            </text:list-item>
          </text:list>
        </text:list-item>
      </text:list>
      <text:h text:style-name="P5" text:outline-level="3"><text:soft-page-break/>What is Spatial Data</text:h>
      <text:p text:style-name="P10"><text:tab/>Data consists of attribute values about something. If the attribute is geographic location (locality, position, coordinates) it then constitutes spatial data. Typical spatial data is not only the location but also can include associated other non-spatial attributes <text:bookmark-start text:name="ZOTERO_BREF_LfLWqQcbyJjN"/>(Morrison 1995)<text:bookmark-end text:name="ZOTERO_BREF_LfLWqQcbyJjN"/>. When viewed as a collection non-spatial data sets and the non-spatial attributes of spatial data sets are fundamentally the same and can often be analyzed in identical ways. The addition of spatial location to a data record however opens additional opportunities for other types of data analysis that explore the spatial relationship, in the <text:s/>physical world (although it could be a virtual world), between data records, and data sets. Conversely the non-spatial portion of a spatial data set may loose some meaning by being dissociated from its location.</text:p>
      <text:p text:style-name="P10"><text:tab/>Spatial objects are generally recorded as sets of numeric coordinates with a defined relationship amongst the set. Storage of spatial data differs slightly from other attributes in that special codified structures have been created to ensure consistency in the interpretation of the numbers and sometimes to increase efficiency of handling by computers. A human readable<text:span text:style-name="T5"> example of this is well known text(WKT): </text:span></text:p>
      <text:p text:style-name="P8"><text:span text:style-name="T5">POLYGON ((35 10, 10 20, 15 40, 45 45, 35 10),(20 30, 35 35, 30 20, 20 30))</text:span></text:p>
      <text:p text:style-name="P10"><text:span text:style-name="T5"/></text:p>
      <text:p text:style-name="P10"><text:span text:style-name="T5">Additionally to ensure proper usage and handling of spatial data one also needs to store metadata containing related information about the location representation including; coordinate systems, <text:s/>projections, datums, and spheroids. Along with special storage types, indexing systems for efficient sorting of spatial data can be different from non-spatial attribute information. Many data formats designed for storage of spatial data use spatial indexes often based on coordinate bounding boxes around a spatial object (e.g. R-Tree) as opposed to the more standard sequential type indexes (e.g. B-Tree).</text:span></text:p>
      <text:p text:style-name="P10"><text:span text:style-name="T5"><text:tab/>When </text:span><text:bookmark-start text:name="ZOTERO_BREF_hHtsav7mLmE2"/><text:span text:style-name="T5">c</text:span><text:bookmark-end text:name="ZOTERO_BREF_hHtsav7mLmE2"/><text:span text:style-name="T5">omparing spatial and non-spatial data one needs to realize that location information adds additional dimensions to a data set. Turning that around, attribute (non-spatial) information also adds dimension(s) to location data. <text:s/>There are also other dimensions of data that also require special handling such as time that are commonly combined, but not unique, with spatial data.</text:span></text:p>
      <text:h text:style-name="P5" text:outline-level="3">Methods of Spatial Data Analysis</text:h>
      <text:p text:style-name="P10"><text:tab/>In addition to methods of data analysis used in many other fields, several types of analysis <text:soft-page-break/>become possible when considering the location aspect of spatial data. Generally in geospatial analysis these are divided into vector; points, lines, and polygons and raster and correspond to the particular data models used to represent various phenomenon <text:bookmark-start text:name="ZOTERO_BREF_8Scnnu09sOfK"/>(Burrough and McDonnell 1998)<text:bookmark-end text:name="ZOTERO_BREF_8Scnnu09sOfK"/>. <text:s/>These models mixed with the basic tools of intersection/overlay and distance between objects, typically euclidean but not always, are the fundamental basis for much of geospatial science. Using the models and tools some common categories of analysis include point patterns, lattice, networks &amp; lines, areal unit, geostatistics (interpolation), raster algebra, and imagery analysis <text:bookmark-start text:name="ZOTERO_BREF_CZBfcdSNKPCd"/>(Bivand, Pebesma, and Gómez-Rubio 2008; Neteler and Mitasova 2007)<text:bookmark-end text:name="ZOTERO_BREF_CZBfcdSNKPCd"/>. It is important to remember that spatial phenomenon can usually be represented by several different models. Conversion between representations is often possible, though each conversion diminishes the quality of the data, and choosing which model to use on a data set often corresponds to the intended analysis method.</text:p>
      <text:p text:style-name="P10"><text:tab/>Point pattern analysis, lattice and geostatistics deal with the point model in different ways. Point patterns are about discerning the relationship between an irregular collection of data in a discrete setting as opposed to a continuous surface. Species distribution modeling based on observations, identifying clusters of occurrences of a phenomenon, and movement tracking are all forms of point pattern analysis. Lattice, as a type of point pattern, deals with the analysis of points specifically in a regular repeated pattern like an evenly spaced sampling grid and focuses more on the relationship of the values of neighboring points. Geostatistics with either and irregular or regular pattern is typically used to estimate the value at a location based on other nearby known locations, which can be done as a single estimate or a continuous surface (the result of which is a raster data set) as the phenomenon is usually a continuous one such as; temperature, slope, depth to bedrock, etc. Not mentioned before but also of note due to its growing use is LIDAR (<text:span text:style-name="Emphasis"><text:span text:style-name="T2">Laser Imaging Detection and Ranging</text:span></text:span>), which is a 3 dimensional point cloud. While unique filtering methods are used LIDAR, the extracted components are typically used to augment additional datasets such as using the bottom of a LIDAR cloud with geostatistics to create a highly accurate elevation surface. </text:p>
      <text:p text:style-name="P10"><text:tab/>Network and line type methodologies revolve greatly around the addition of topology rules; rules that specify which lines are connected to each other at which node along a line. They can be used to model things like waterways, roads, social relationships, and spatial entity adjacency. Common tools related to networks include routing and distance functions that only calculate along the network as opposed to other forms of analysis that use euclidean distance across a surface (usually the surface of the earth).</text:p>
      <text:p text:style-name="P10"><text:soft-page-break/><text:tab/>Areal units, often referred to as polygons delineate the boundary of an area with shared value for given attributes. Methods involving polygons commonly use them as a unit of aggregation or summarization of the spatial phenomenon within its borders and a tool to calculate area in measurable units. They can also be used with topology rules to test adjacency and border metrics of neighboring features and are the most common means of representing continuous data in a vector model.</text:p>
      <text:p text:style-name="P10"><text:tab/>Rasters, as sets of consistently sized data, with the same dimensions and area, can represent the same phenomenon as vector data sets with varying amounts of quality depending on resolution and scale of the data. The key component is that by standardizing the extent of cells and the lining up of multiple layers of rasters spatially; lends itself to mathematical operations, commonly called raster algebra. The orderly nature of rasters works well for some forms of statistics and with various sampling techniques can scale predictably. The data formats used are also similar enough to many other types of scientific data where computational algorithms and concepts can be shared or reapplied.</text:p>
      <text:p text:style-name="P10"><text:tab/>Imagery analysis is a major subset of raster analysis methods particularly concerned with imagery provided by remote sensing platforms. Image classification deals with identifying and grouping unique and like spatial phenomenon often from multi or hyper-spectral sources. Photogrammetry is concerned with the classification but also interpretation and delineation of features from aerial photographs including additional attributes such as height, which can be estimated from multiple overlapping images. </text:p>
      <text:h text:style-name="P5" text:outline-level="3">Special Circumstances of Spatial Data</text:h>
      <text:p text:style-name="P10"><text:tab/>As with data analysis in general independence of sampling plays an important role in statistical computation. Spatial data in particular, has a interesting extra issue to pay <text:span text:style-name="T5">attention to </text:span>as explained in Tobler's first law of geography (Tobler 2004); paraphrased as nearer objects are more related than further objects with regard to geographic distance. In terms of sampling independence attributes at locations are not necessarily independent of attributes of nearby locations. This relatedness of location based on their proximity to each other is termed spatial autocorrelation. The relative influence of a given location's attributes on the values of nearby locations can be positive or negative, and varies as you move further from the influencing location. But it is important to remember that autocorrelation is neither good nor bad but rather something that needs to be considered and tested for when trying to determine appropriate sampling design, analysis and statistical methods of spatial data sets.</text:p>
      <text:p text:style-name="P10"/>
      <text:p text:style-name="Standard"><text:soft-page-break/></text:p>
      <text:h text:style-name="Heading_20_3" text:outline-level="3">References: </text:h>
      <text:p text:style-name="Bibliography_20_1"><text:bookmark-start text:name="ZOTERO_BREF_QYldJoPBpiAo"/><text:span text:style-name="T3">Bivand, R. S., E. J. Pebesma, and V. Gómez-Rubio. 2008. </text:span><text:span text:style-name="T1">Applied Spatial Data Analysis with R</text:span><text:span text:style-name="T2">. http://dx.doi.org/10.1007/978-0-387-78171-6 (last accessed 10 June 2009).</text:span></text:p>
      <text:p text:style-name="Bibliography_20_1"><text:span text:style-name="T2">Burrough, P. A., and R. McDonnell. 1998. </text:span><text:span text:style-name="T1">Principles of geographical information systems</text:span><text:span text:style-name="T2">. Oxford University Press.</text:span></text:p>
      <text:p text:style-name="Bibliography_20_1"><text:span text:style-name="T2">Morrison, J. L. 1995. Spatial Data Quality. In </text:span><text:span text:style-name="T1">Elements of Spatial Data Quality</text:span><text:span text:style-name="T2">, 1-12. Elsevier Science.</text:span></text:p>
      <text:p text:style-name="Bibliography_20_1"><text:span text:style-name="T2">Neteler, M., and H. Mitasova. 2007. </text:span><text:span text:style-name="T1">Open Source GIS: A GRASS GIS Approach</text:span><text:span text:style-name="T2"> 3rd ed. Springer.</text:span></text:p>
      <text:p text:style-name="Bibliography_20_1"><text:span text:style-name="T2">Tobler, W. 2004. On the First Law of Geography: A Reply. </text:span><text:span text:style-name="T1">Annals of the Association of American Geographers</text:span><text:span text:style-name="T2"> 94 (2):304-310. http://onlinelibrary.wiley.com/doi/10.1111/j.1467-8306.2004.09402009.x/abstract (last accessed 18 October 2011).</text:span><text:bookmark-end text:name="ZOTERO_BREF_QYldJoPBpi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07T13:22:35</dc:date>
    <dc:creator>Alex Mandel</dc:creator>
    <meta:editing-duration>PT23H1M29S</meta:editing-duration>
    <meta:editing-cycles>48</meta:editing-cycles>
    <meta:generator>LibreOffice/3.3$Unix LibreOffice_project/330m19$Build-401</meta:generator>
    <meta:document-statistic meta:table-count="0" meta:image-count="0" meta:object-count="0" meta:page-count="5" meta:paragraph-count="57" meta:word-count="1613" meta:character-count="10611"/>
    <meta:user-defined meta:name="Info 1"/>
    <meta:user-defined meta:name="Info 2"/>
    <meta:user-defined meta:name="Info 3"/>
    <meta:user-defined meta:name="Info 4"/>
    <meta:user-defined meta:name="ZOTERO_BREF_8Scnnu09sOfK_1" meta:value-type="string">ZOTERO_ITEM {"citationID":"jhgg1nqjt","citationItems":[{"uri":["http://zotero.org/users/198390/items/GZBGJZTV"]}]}</meta:user-defined>
    <meta:user-defined meta:name="ZOTERO_BREF_CZBfcdSNKPCd_1" meta:value-type="string">ZOTERO_ITEM {"citationID":"21f8ofrqii","citationItems":[{"label":"page","uri":["http://zotero.org/users/198390/items/PR8NUG8T"]},{"label":"page","uri":["http://zotero.org/users/198390/items/D7TRTM8S"]}]}</meta:user-defined>
    <meta:user-defined meta:name="ZOTERO_BREF_LfLWqQcbyJjN_1" meta:value-type="string">ZOTERO_ITEM {"citationID":"4dbjqcgtu","citationItems":[{"uri":["http://zotero.org/users/198390/items/5XNIS2MV"]}]}</meta:user-defined>
    <meta:user-defined meta:name="ZOTERO_BREF_QYldJoPBpiAo_1" meta:value-type="string">ZOTERO_BIBL {"custom":[]}</meta:user-defined>
    <meta:user-defined meta:name="ZOTERO_BREF_hHtsav7mLmE2_1" meta:value-type="string">ZOTERO_ITEM {"citationID":"25mkgnqbpe","citationItems":[{"uri":["http://zotero.org/users/198390/items/EKU3F45I"]}]}</meta:user-defined>
    <meta:user-defined meta:name="ZOTERO_PREF_1" meta:value-type="string">&lt;data data-version="3" zotero-version="2.1.10"&gt;&lt;session id="6grmQOlR"/&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